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FreeSans" svg:font-family="FreeSans" style:font-family-generic="roman"/>
    <style:font-face style:name="Liberation Serif" svg:font-family="'Liberation Serif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604in"/>
    </style:style>
    <style:style style:name="Table1.B" style:family="table-column">
      <style:table-column-properties style:column-width="4.6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4.65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8*"/>
    </style:style>
    <style:style style:name="Table12.B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8*"/>
    </style:style>
    <style:style style:name="Table14.B" style:family="table-column">
      <style:table-column-properties style:column-width="3.4625in" style:rel-column-width="32767*"/>
    </style:style>
    <style:style style:name="Table14.1" style:family="table-row">
      <style:table-row-properties style:min-row-height="0.7083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8*"/>
    </style:style>
    <style:style style:name="Table15.B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officeooo:paragraph-rsid="000631dd"/>
    </style:style>
    <style:style style:name="P2" style:family="paragraph" style:parent-style-name="Footer">
      <style:text-properties fo:font-size="8pt" officeooo:rsid="000643cb" officeooo:paragraph-rsid="000643cb" style:font-size-asian="8pt" style:font-size-complex="8pt"/>
    </style:style>
    <style:style style:name="P3" style:family="paragraph" style:parent-style-name="Standard">
      <style:text-properties style:font-name="Liberation Serif" fo:font-size="8pt" fo:font-style="normal" fo:font-weight="normal" officeooo:rsid="000643cb" style:font-size-asian="8pt" style:font-style-asian="normal" style:font-weight-asian="normal" style:font-size-complex="8pt"/>
    </style:style>
    <style:style style:name="P4" style:family="paragraph" style:parent-style-name="Standard">
      <style:paragraph-properties fo:margin-left="0in" fo:margin-right="0in" fo:text-indent="0.5in" style:auto-text-indent="false"/>
      <style:text-properties officeooo:rsid="000a1739" officeooo:paragraph-rsid="000a1739"/>
    </style:style>
    <style:style style:name="P5" style:family="paragraph" style:parent-style-name="Text_20_body">
      <style:text-properties officeooo:paragraph-rsid="003569ae"/>
    </style:style>
    <style:style style:name="P6" style:family="paragraph" style:parent-style-name="Text_20_body">
      <style:paragraph-properties fo:text-align="center" style:justify-single-word="false"/>
      <style:text-properties style:font-name="Consolas" officeooo:paragraph-rsid="003569ae"/>
    </style:style>
    <style:style style:name="P7" style:family="paragraph" style:parent-style-name="Text_20_body">
      <style:paragraph-properties fo:text-align="center" style:justify-single-word="false"/>
      <style:text-properties style:font-name="Consolas" officeooo:paragraph-rsid="003dcc83"/>
    </style:style>
    <style:style style:name="P8" style:family="paragraph" style:parent-style-name="Text_20_body">
      <style:text-properties officeooo:paragraph-rsid="003dcc83"/>
    </style:style>
    <style:style style:name="P9" style:family="paragraph" style:parent-style-name="Text_20_body">
      <style:text-properties officeooo:paragraph-rsid="0043201e"/>
    </style:style>
    <style:style style:name="P10" style:family="paragraph" style:parent-style-name="Text_20_body">
      <style:text-properties officeooo:paragraph-rsid="004596b9"/>
    </style:style>
    <style:style style:name="P11" style:family="paragraph" style:parent-style-name="Text_20_body">
      <style:text-properties officeooo:paragraph-rsid="0046bc46"/>
    </style:style>
    <style:style style:name="P12" style:family="paragraph" style:parent-style-name="Text_20_body">
      <style:text-properties officeooo:paragraph-rsid="004a12c4"/>
    </style:style>
    <style:style style:name="P13" style:family="paragraph" style:parent-style-name="Text_20_body">
      <style:text-properties officeooo:paragraph-rsid="00512ca1"/>
    </style:style>
    <style:style style:name="P14" style:family="paragraph" style:parent-style-name="Text_20_body">
      <style:text-properties officeooo:paragraph-rsid="00544a8b"/>
    </style:style>
    <style:style style:name="P15" style:family="paragraph" style:parent-style-name="Text_20_body">
      <style:text-properties officeooo:paragraph-rsid="0058e3c8"/>
    </style:style>
    <style:style style:name="P16" style:family="paragraph" style:parent-style-name="Text_20_body">
      <style:text-properties officeooo:paragraph-rsid="005a499a"/>
    </style:style>
    <style:style style:name="P17" style:family="paragraph" style:parent-style-name="Text_20_body">
      <style:text-properties officeooo:paragraph-rsid="005c0cc2"/>
    </style:style>
    <style:style style:name="P18" style:family="paragraph" style:parent-style-name="Text_20_body">
      <style:text-properties officeooo:paragraph-rsid="00659a88"/>
    </style:style>
    <style:style style:name="P19" style:family="paragraph" style:parent-style-name="Text_20_body">
      <style:text-properties officeooo:paragraph-rsid="0066fdd6"/>
    </style:style>
    <style:style style:name="P20" style:family="paragraph" style:parent-style-name="Text_20_body">
      <style:text-properties officeooo:paragraph-rsid="0068c495"/>
    </style:style>
    <style:style style:name="P21" style:family="paragraph" style:parent-style-name="Text_20_body">
      <style:text-properties officeooo:paragraph-rsid="0069532d"/>
    </style:style>
    <style:style style:name="P22" style:family="paragraph" style:parent-style-name="Text_20_body">
      <style:text-properties officeooo:paragraph-rsid="006a238c"/>
    </style:style>
    <style:style style:name="P23" style:family="paragraph" style:parent-style-name="Text_20_body">
      <style:text-properties officeooo:paragraph-rsid="006b53e2"/>
    </style:style>
    <style:style style:name="P24" style:family="paragraph" style:parent-style-name="Text_20_body">
      <style:text-properties officeooo:paragraph-rsid="006bee03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break-before="page"/>
      <style:text-properties officeooo:paragraph-rsid="00659a88"/>
    </style:style>
    <style:style style:name="P27" style:family="paragraph" style:parent-style-name="Standard">
      <style:text-properties officeooo:paragraph-rsid="0032a349"/>
    </style:style>
    <style:style style:name="P28" style:family="paragraph" style:parent-style-name="Standard">
      <style:text-properties officeooo:paragraph-rsid="0040cc13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nsolas" fo:font-size="26pt" officeooo:rsid="001db5a2" officeooo:paragraph-rsid="0029c1d2" style:font-size-asian="26pt" style:font-size-complex="26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29abce" officeooo:paragraph-rsid="003e96c3" style:font-weight-asian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language="en" fo:country="US" fo:font-weight="normal" officeooo:rsid="0029abce" officeooo:paragraph-rsid="0040cc13" style:font-weight-asian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2d6407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3e96c3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420a3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4424d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45284c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4767d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4afc6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4df56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53ca21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56e920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5d1f1d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5dfb10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5ea57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0268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19088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27a1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292a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321d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329d6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Consolas" fo:font-size="10pt" fo:language="en" fo:country="US" fo:font-weight="normal" officeooo:rsid="0029abce" officeooo:paragraph-rsid="006531d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text-indent="0.5in" style:auto-text-indent="false"/>
      <style:text-properties fo:language="en" fo:country="US" fo:font-weight="normal" officeooo:rsid="0029abce" officeooo:paragraph-rsid="001ed1d0" style:font-weight-asian="normal" style:font-weight-complex="normal"/>
    </style:style>
    <style:style style:name="P53" style:family="paragraph" style:parent-style-name="Standard">
      <style:paragraph-properties fo:margin-left="0in" fo:margin-right="0in" fo:text-indent="0.5in" style:auto-text-indent="false"/>
      <style:text-properties fo:language="en" fo:country="US" fo:font-weight="normal" officeooo:rsid="0029abce" officeooo:paragraph-rsid="002cacc4" style:font-weight-asian="normal" style:font-weight-complex="normal"/>
    </style:style>
    <style:style style:name="P54" style:family="paragraph" style:parent-style-name="Table_20_Contents">
      <style:text-properties officeooo:paragraph-rsid="0032a349"/>
    </style:style>
    <style:style style:name="P55" style:family="paragraph" style:parent-style-name="Table_20_Contents">
      <style:text-properties officeooo:paragraph-rsid="0035646e"/>
    </style:style>
    <style:style style:name="P56" style:family="paragraph" style:parent-style-name="Table_20_Contents">
      <style:text-properties officeooo:paragraph-rsid="003569ae"/>
    </style:style>
    <style:style style:name="P57" style:family="paragraph" style:parent-style-name="Table_20_Contents">
      <style:text-properties officeooo:paragraph-rsid="00373911"/>
    </style:style>
    <style:style style:name="P58" style:family="paragraph" style:parent-style-name="Table_20_Contents">
      <style:paragraph-properties fo:text-align="center" style:justify-single-word="false"/>
      <style:text-properties style:font-name="Consolas" officeooo:paragraph-rsid="00381720"/>
    </style:style>
    <style:style style:name="P59" style:family="paragraph" style:parent-style-name="Table_20_Contents">
      <style:paragraph-properties fo:text-align="center" style:justify-single-word="false"/>
      <style:text-properties style:font-name="Consolas" officeooo:paragraph-rsid="0039fffa"/>
    </style:style>
    <style:style style:name="P60" style:family="paragraph" style:parent-style-name="Table_20_Contents">
      <style:paragraph-properties fo:text-align="center" style:justify-single-word="false"/>
      <style:text-properties style:font-name="Consolas" officeooo:paragraph-rsid="003aa0fd"/>
    </style:style>
    <style:style style:name="P61" style:family="paragraph" style:parent-style-name="Heading_20_2">
      <style:text-properties officeooo:paragraph-rsid="003569ae"/>
    </style:style>
    <style:style style:name="P62" style:family="paragraph" style:parent-style-name="Heading_20_2">
      <style:text-properties officeooo:paragraph-rsid="0055502c"/>
    </style:style>
    <style:style style:name="P63" style:family="paragraph" style:parent-style-name="Header">
      <style:text-properties officeooo:rsid="000631dd" officeooo:paragraph-rsid="0029c1d2"/>
    </style:style>
    <style:style style:name="P64" style:family="paragraph" style:parent-style-name="Heading_20_1">
      <style:text-properties officeooo:paragraph-rsid="00512ca1"/>
    </style:style>
    <style:style style:name="T1" style:family="text">
      <style:text-properties officeooo:rsid="000631dd"/>
    </style:style>
    <style:style style:name="T2" style:family="text">
      <style:text-properties officeooo:rsid="0005ded0"/>
    </style:style>
    <style:style style:name="T3" style:family="text">
      <style:text-properties officeooo:rsid="0029c1d2"/>
    </style:style>
    <style:style style:name="T4" style:family="text">
      <style:text-properties officeooo:rsid="002baf76"/>
    </style:style>
    <style:style style:name="T5" style:family="text">
      <style:text-properties officeooo:rsid="002cacc4"/>
    </style:style>
    <style:style style:name="T6" style:family="text">
      <style:text-properties style:text-underline-style="solid" style:text-underline-width="auto" style:text-underline-color="font-color" officeooo:rsid="002cacc4"/>
    </style:style>
    <style:style style:name="T7" style:family="text">
      <style:text-properties style:text-underline-style="solid" style:text-underline-width="auto" style:text-underline-color="font-color" officeooo:rsid="004596b9"/>
    </style:style>
    <style:style style:name="T8" style:family="text">
      <style:text-properties style:text-underline-style="none" officeooo:rsid="002cacc4"/>
    </style:style>
    <style:style style:name="T9" style:family="text">
      <style:text-properties style:text-underline-style="none" officeooo:rsid="004596b9"/>
    </style:style>
    <style:style style:name="T10" style:family="text">
      <style:text-properties style:text-underline-style="none" officeooo:rsid="0046bc46"/>
    </style:style>
    <style:style style:name="T11" style:family="text">
      <style:text-properties style:text-underline-style="none" officeooo:rsid="0046bff9"/>
    </style:style>
    <style:style style:name="T12" style:family="text">
      <style:text-properties style:text-underline-style="none" officeooo:rsid="004b3a88"/>
    </style:style>
    <style:style style:name="T13" style:family="text">
      <style:text-properties officeooo:rsid="002d6407"/>
    </style:style>
    <style:style style:name="T14" style:family="text">
      <style:text-properties style:font-name="Consolas" fo:font-weight="bold" officeooo:rsid="00512ca1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2a349"/>
    </style:style>
    <style:style style:name="T17" style:family="text">
      <style:text-properties fo:language="en" fo:country="US" officeooo:rsid="00340986"/>
    </style:style>
    <style:style style:name="T18" style:family="text">
      <style:text-properties fo:language="en" fo:country="US" officeooo:rsid="003569ae"/>
    </style:style>
    <style:style style:name="T19" style:family="text">
      <style:text-properties fo:language="en" fo:country="US" fo:font-weight="bold" officeooo:rsid="003569ae" style:font-weight-asian="bold" style:font-weight-complex="bold"/>
    </style:style>
    <style:style style:name="T20" style:family="text">
      <style:text-properties fo:language="en" fo:country="US" fo:font-weight="normal" officeooo:rsid="003569ae" style:font-weight-asian="normal" style:font-weight-complex="normal"/>
    </style:style>
    <style:style style:name="T21" style:family="text">
      <style:text-properties fo:language="en" fo:country="US" fo:font-weight="normal" officeooo:rsid="0029abce" style:font-weight-asian="normal" style:font-weight-complex="normal"/>
    </style:style>
    <style:style style:name="T22" style:family="text">
      <style:text-properties fo:language="en" fo:country="US" officeooo:rsid="003dcc83"/>
    </style:style>
    <style:style style:name="T23" style:family="text">
      <style:text-properties fo:language="en" fo:country="US" officeooo:rsid="0040cc13"/>
    </style:style>
    <style:style style:name="T24" style:family="text">
      <style:text-properties officeooo:rsid="00325d7e"/>
    </style:style>
    <style:style style:name="T25" style:family="text">
      <style:text-properties officeooo:rsid="0032a349"/>
    </style:style>
    <style:style style:name="T26" style:family="text">
      <style:text-properties officeooo:rsid="0035646e"/>
    </style:style>
    <style:style style:name="T27" style:family="text">
      <style:text-properties officeooo:rsid="003569ae"/>
    </style:style>
    <style:style style:name="T28" style:family="text">
      <style:text-properties officeooo:rsid="00373911"/>
    </style:style>
    <style:style style:name="T29" style:family="text">
      <style:text-properties officeooo:rsid="00381720"/>
    </style:style>
    <style:style style:name="T30" style:family="text">
      <style:text-properties officeooo:rsid="0039fffa"/>
    </style:style>
    <style:style style:name="T31" style:family="text">
      <style:text-properties officeooo:rsid="003aa0fd"/>
    </style:style>
    <style:style style:name="T32" style:family="text">
      <style:text-properties officeooo:rsid="003ddbf1"/>
    </style:style>
    <style:style style:name="T33" style:family="text">
      <style:text-properties officeooo:rsid="003e96c3"/>
    </style:style>
    <style:style style:name="T34" style:family="text">
      <style:text-properties officeooo:rsid="0040cc13"/>
    </style:style>
    <style:style style:name="T35" style:family="text">
      <style:text-properties officeooo:rsid="00420a32"/>
    </style:style>
    <style:style style:name="T36" style:family="text">
      <style:text-properties officeooo:rsid="0043201e"/>
    </style:style>
    <style:style style:name="T37" style:family="text">
      <style:text-properties officeooo:rsid="0045284c"/>
    </style:style>
    <style:style style:name="T38" style:family="text">
      <style:text-properties officeooo:rsid="004596b9"/>
    </style:style>
    <style:style style:name="T39" style:family="text">
      <style:text-properties officeooo:rsid="004767d5"/>
    </style:style>
    <style:style style:name="T40" style:family="text">
      <style:text-properties officeooo:rsid="00489109"/>
    </style:style>
    <style:style style:name="T41" style:family="text">
      <style:text-properties officeooo:rsid="004a12c4"/>
    </style:style>
    <style:style style:name="T42" style:family="text">
      <style:text-properties officeooo:rsid="004afc68"/>
    </style:style>
    <style:style style:name="T43" style:family="text">
      <style:text-properties officeooo:rsid="004c899b"/>
    </style:style>
    <style:style style:name="T44" style:family="text">
      <style:text-properties officeooo:rsid="004df560"/>
    </style:style>
    <style:style style:name="T45" style:family="text">
      <style:text-properties officeooo:rsid="004e029e"/>
    </style:style>
    <style:style style:name="T46" style:family="text">
      <style:text-properties officeooo:rsid="004f66f7"/>
    </style:style>
    <style:style style:name="T47" style:family="text">
      <style:text-properties officeooo:rsid="00512ca1"/>
    </style:style>
    <style:style style:name="T48" style:family="text">
      <style:text-properties officeooo:rsid="0053ca21"/>
    </style:style>
    <style:style style:name="T49" style:family="text">
      <style:text-properties officeooo:rsid="0053fe5b"/>
    </style:style>
    <style:style style:name="T50" style:family="text">
      <style:text-properties officeooo:rsid="00544a8b"/>
    </style:style>
    <style:style style:name="T51" style:family="text">
      <style:text-properties officeooo:rsid="0056e920"/>
    </style:style>
    <style:style style:name="T52" style:family="text">
      <style:text-properties officeooo:rsid="0058e3c8"/>
    </style:style>
    <style:style style:name="T53" style:family="text">
      <style:text-properties officeooo:rsid="005a499a"/>
    </style:style>
    <style:style style:name="T54" style:family="text">
      <style:text-properties officeooo:rsid="005c0cc2"/>
    </style:style>
    <style:style style:name="T55" style:family="text">
      <style:text-properties officeooo:rsid="005d1f1d"/>
    </style:style>
    <style:style style:name="T56" style:family="text">
      <style:text-properties officeooo:rsid="005dfb10"/>
    </style:style>
    <style:style style:name="T57" style:family="text">
      <style:text-properties officeooo:rsid="005fa468"/>
    </style:style>
    <style:style style:name="T58" style:family="text">
      <style:text-properties officeooo:rsid="00602685"/>
    </style:style>
    <style:style style:name="T59" style:family="text">
      <style:text-properties officeooo:rsid="00619088"/>
    </style:style>
    <style:style style:name="T60" style:family="text">
      <style:text-properties officeooo:rsid="00627a1f"/>
    </style:style>
    <style:style style:name="T61" style:family="text">
      <style:text-properties officeooo:rsid="006292a0"/>
    </style:style>
    <style:style style:name="T62" style:family="text">
      <style:text-properties officeooo:rsid="006329d6"/>
    </style:style>
    <style:style style:name="T63" style:family="text">
      <style:text-properties officeooo:rsid="006531de"/>
    </style:style>
    <style:style style:name="T64" style:family="text">
      <style:text-properties officeooo:rsid="0065621a"/>
    </style:style>
    <style:style style:name="T65" style:family="text">
      <style:text-properties officeooo:rsid="00659a88"/>
    </style:style>
    <style:style style:name="T66" style:family="text">
      <style:text-properties officeooo:rsid="0066fdd6"/>
    </style:style>
    <style:style style:name="T67" style:family="text">
      <style:text-properties officeooo:rsid="0068c495"/>
    </style:style>
    <style:style style:name="T68" style:family="text">
      <style:text-properties officeooo:rsid="0069532d"/>
    </style:style>
    <style:style style:name="T69" style:family="text">
      <style:text-properties officeooo:rsid="006a238c"/>
    </style:style>
    <style:style style:name="T70" style:family="text">
      <style:text-properties officeooo:rsid="006b53e2"/>
    </style:style>
    <style:style style:name="T71" style:family="text">
      <style:text-properties officeooo:rsid="006bee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Queries!</text:span></text:p>
      <text:p text:style-name="P4"/>
      <text:p text:style-name="P53"><text:span text:style-name="T5">MySQL queries are not case-sensitive when it comes to commands like INSERT, drop, UPDATE, etc. but you will usually see these commands use upper-case characters. Table names </text:span><text:span text:style-name="T6">are</text:span><text:span text:style-name="T8"> case-sensitive, so stay consistent!</text:span></text:p>
      <text:p text:style-name="P52"/>
      <text:h text:style-name="Heading_20_1" text:outline-level="1"><text:span text:style-name="T4">Table Modification</text:span></text:h>
      <text:h text:style-name="Heading_20_2" text:outline-level="2"><text:span text:style-name="T4">Create a Table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35"><text:span text:style-name="T13">CREATE TABLE table_name ( </text:span></text:p>
            <text:p text:style-name="P35"><text:span text:style-name="T13"><text:tab/>column1 datatype1 </text:span><text:span text:style-name="T24">properties</text:span><text:span text:style-name="T13">, </text:span></text:p>
            <text:p text:style-name="P35"><text:span text:style-name="T13"><text:tab/>column2 datatype2 </text:span><text:span text:style-name="T24">properties</text:span><text:span text:style-name="T13">, </text:span></text:p>
            <text:p text:style-name="P35"><text:span text:style-name="T13"><text:tab/>… </text:span></text:p>
            <text:p text:style-name="P35"><text:span text:style-name="T13"><text:tab/>columnn datatypen </text:span><text:span text:style-name="T24">properties</text:span><text:span text:style-name="T13"> </text:span></text:p>
            <text:p text:style-name="P35"><text:span text:style-name="T13">);</text:span></text:p>
          </table:table-cell>
        </table:table-row>
      </table:table>
      <text:p text:style-name="P32"><text:span text:style-name="T13"/></text:p>
      <text:p text:style-name="Standard"><text:span text:style-name="T15"/></text:p>
      <text:h text:style-name="Heading_20_3" text:outline-level="3"><text:span text:style-name="T17">Common </text:span><text:span text:style-name="T16">Data Type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<text:span text:style-name="T25">VARCHAR(size)</text:span></text:p>
          </table:table-cell>
          <table:table-cell table:style-name="Table1.B1" office:value-type="string">
            <text:p text:style-name="P55"><text:span text:style-name="T26">A string, must specify size</text:span></text:p>
          </table:table-cell>
        </table:table-row>
        <table:table-row>
          <table:table-cell table:style-name="Table1.A2" office:value-type="string">
            <text:p text:style-name="P54"><text:span text:style-name="T25">INT</text:span></text:p>
          </table:table-cell>
          <table:table-cell table:style-name="Table1.B2" office:value-type="string">
            <text:p text:style-name="P55"><text:span text:style-name="T26">An integer</text:span></text:p>
          </table:table-cell>
        </table:table-row>
        <table:table-row>
          <table:table-cell table:style-name="Table1.A2" office:value-type="string">
            <text:p text:style-name="P54"><text:span text:style-name="T25">BOOLEAN</text:span></text:p>
          </table:table-cell>
          <table:table-cell table:style-name="Table1.B2" office:value-type="string">
            <text:p text:style-name="P55"><text:span text:style-name="T26">A boolean value</text:span></text:p>
            <text:p text:style-name="P60"><text:span text:style-name="T31">TRUE, FALSE – aliases for 1 and 0</text:span></text:p>
          </table:table-cell>
        </table:table-row>
        <table:table-row>
          <table:table-cell table:style-name="Table1.A2" office:value-type="string">
            <text:p text:style-name="P54"><text:span text:style-name="T25">DATETIME</text:span></text:p>
          </table:table-cell>
          <table:table-cell table:style-name="Table1.B2" office:value-type="string">
            <text:p text:style-name="P55"><text:span text:style-name="T26">The date &amp; time</text:span><text:span text:style-name="T30">, in the format YYYY-MM-DD HH:MM:SS</text:span></text:p>
            <text:p text:style-name="P59"><text:span text:style-name="T30">2013-10-17 13:02:00</text:span></text:p>
          </table:table-cell>
        </table:table-row>
        <table:table-row>
          <table:table-cell table:style-name="Table1.A2" office:value-type="string">
            <text:p text:style-name="P54"><text:span text:style-name="T25">FLOAT</text:span></text:p>
          </table:table-cell>
          <table:table-cell table:style-name="Table1.B2" office:value-type="string">
            <text:p text:style-name="P55"><text:span text:style-name="T26">A float</text:span></text:p>
          </table:table-cell>
        </table:table-row>
      </table:table>
      <text:p text:style-name="P27"><text:span text:style-name="T16"/></text:p>
      <text:h text:style-name="Heading_20_3" text:outline-level="3"><text:span text:style-name="T16">Propertie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6"><text:span text:style-name="T27">NOT NULL</text:span></text:p>
          </table:table-cell>
          <table:table-cell table:style-name="Table2.B1" office:value-type="string">
            <text:p text:style-name="P57"><text:span text:style-name="T28">This field CAN NOT be left empty and will cause an error if not included on insert.</text:span></text:p>
          </table:table-cell>
        </table:table-row>
        <table:table-row>
          <table:table-cell table:style-name="Table2.A2" office:value-type="string">
            <text:p text:style-name="P56"><text:span text:style-name="T27">AUTO_INCREMENT</text:span></text:p>
          </table:table-cell>
          <table:table-cell table:style-name="Table2.B2" office:value-type="string">
            <text:p text:style-name="P57"><text:span text:style-name="T28">If this field is not specified on insert, a new value will be added, which is incremented for each field. Good for primary keys.</text:span></text:p>
          </table:table-cell>
        </table:table-row>
        <table:table-row>
          <table:table-cell table:style-name="Table2.A2" office:value-type="string">
            <text:p text:style-name="P56"><text:span text:style-name="T27">DEFAULT</text:span></text:p>
          </table:table-cell>
          <table:table-cell table:style-name="Table2.B2" office:value-type="string">
            <text:p text:style-name="P57"><text:span text:style-name="T28">Set a default value when none is provided on insert.</text:span></text:p>
            <text:p text:style-name="P58"><text:span text:style-name="T29">user_name VARCHAR(100) DEFAULT 'unset'</text:span></text:p>
          </table:table-cell>
        </table:table-row>
      </table:table>
      <text:p text:style-name="Text_20_body"><text:span text:style-name="T16"/></text:p>
      <text:h text:style-name="Heading_20_3" text:outline-level="3"><text:soft-page-break/><text:span text:style-name="T18">Primary Key</text:span></text:h>
      <text:p text:style-name="P5"><text:span text:style-name="T18">To set a specific column in your table as the </text:span><text:span text:style-name="T19">primary key</text:span><text:span text:style-name="T20">, you will add an additional line to your query:</text:span></text:p>
      <text:p text:style-name="P6"><text:span text:style-name="T20">PRIMARY KEY ( column_name )</text:span></text:p>
      <text:p text:style-name="Text_20_body"><text:span text:style-name="T18"/></text:p>
      <text:h text:style-name="Heading_20_3" text:outline-level="3"><text:span text:style-name="T18">Foreign Keys</text:span></text:h>
      <text:p text:style-name="P8"><text:span text:style-name="T22">To set a foreign key, you will add an additional line to your query:</text:span></text:p>
      <text:p text:style-name="P7"><text:span text:style-name="T22">FOREIGN KEY ( column_name1 ) REFERENCES Table2 ( column_name2 )</text:span></text:p>
      <text:p text:style-name="Text_20_body"><text:span text:style-name="T18"/></text:p>
      <text:h text:style-name="P61" text:outline-level="2"><text:span text:style-name="T4">Alter a Table</text:span></text:h>
      <text:p text:style-name="P30"><text:span text:style-name="T32">Alter an existing table</text:span></text:p>
      <text:p text:style-name="P30"><text:span text:style-name="T21"/></text:p>
      <text:p text:style-name="P31"><text:span text:style-name="T34">Add a column:</text:span></text:p>
      <text:p text:style-name="P30"><text:span text:style-name="T32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text:span text:style-name="T33">ALTER</text:span><text:span text:style-name="T13"> TABLE table_name </text:span></text:p>
            <text:p text:style-name="P35"><text:span text:style-name="T33">ADD column_name data_type</text:span></text:p>
          </table:table-cell>
        </table:table-row>
      </table:table>
      <text:p text:style-name="P33"><text:span text:style-name="T33"/></text:p>
      <text:p text:style-name="P33"><text:span text:style-name="T21"/></text:p>
      <text:p text:style-name="P28"><text:span text:style-name="T23">Remove a column:</text:span></text:p>
      <text:p text:style-name="P30"><text:span text:style-name="T32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5"><text:span text:style-name="T33">ALTER</text:span><text:span text:style-name="T13"> TABLE table_name </text:span></text:p>
            <text:p text:style-name="P35"><text:span text:style-name="T33">DROP column_name</text:span></text:p>
          </table:table-cell>
        </table:table-row>
      </table:table>
      <text:p text:style-name="P33"><text:span text:style-name="T33"/></text:p>
      <text:p text:style-name="P33"><text:span text:style-name="T33"/></text:p>
      <text:h text:style-name="Heading_20_2" text:outline-level="2"><text:span text:style-name="T4">Drop a Table</text:span></text:h>
      <text:p text:style-name="P9"><text:span text:style-name="T36">Remove an existing table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5"><text:span text:style-name="T35">DROP TABLE table_name</text:span></text:p>
          </table:table-cell>
        </table:table-row>
      </table:table>
      <text:p text:style-name="P34"><text:span text:style-name="T35"/></text:p>
      <text:p text:style-name="Text_20_body"><text:span text:style-name="T4"/></text:p>
      <text:p text:style-name="P25"><text:span text:style-name="T4"/></text:p>
      <text:h text:style-name="Heading_20_1" text:outline-level="1"><text:span text:style-name="T4">Data Modification</text:span></text:h>
      <text:h text:style-name="Heading_20_2" text:outline-level="2"><text:span text:style-name="T4">Insert Data</text:span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36"><text:span text:style-name="T37">INSERT INTO table_name<text:line-break/>( column1, column2, …, columnn )</text:span></text:p>
            <text:p text:style-name="P36"><text:span text:style-name="T37">VALUES</text:span></text:p>
            <text:p text:style-name="P36"><text:span text:style-name="T37">( value1, value2, …, valuen )</text:span></text:p>
          </table:table-cell>
        </table:table-row>
      </table:table>
      <text:p text:style-name="Text_20_body"><text:span text:style-name="T4"/></text:p>
      <text:p text:style-name="P10"><text:span text:style-name="T38">You can also </text:span><text:span text:style-name="T7">just</text:span><text:span text:style-name="T9"> specify values, but they </text:span><text:span text:style-name="T7">must</text:span><text:span text:style-name="T9"> be in the same order as the columns are in the table.</text:span></text:p>
      <text:p text:style-name="P11"><text:span text:style-name="T10">Enclose strings </text:span><text:span text:style-name="T12">and dates</text:span><text:span text:style-name="T10"> in single quotes ' … </text:span><text:span text:style-name="T11">' 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9"><text:span text:style-name="T37">INSERT INTO </text:span><text:span text:style-name="T44">Employee</text:span><text:span text:style-name="T37"><text:line-break/>( </text:span><text:span text:style-name="T44">first_name, last_name, start_date</text:span><text:span text:style-name="T37"> )</text:span></text:p>
            <text:p text:style-name="P39"><text:span text:style-name="T37">VALUES</text:span></text:p>
            <text:p text:style-name="P39"><text:span text:style-name="T37">( </text:span><text:span text:style-name="T44">'</text:span><text:span text:style-name="T45">Elaine</text:span><text:span text:style-name="T44">', '</text:span><text:span text:style-name="T45">Marley</text:span><text:span text:style-name="T44">', </text:span><text:span text:style-name="T46">CURDATE()</text:span><text:span text:style-name="T37"> )</text:span></text:p>
          </table:table-cell>
        </table:table-row>
      </table:table>
      <text:p text:style-name="P11"><text:span text:style-name="T11"/></text:p>
      <text:p text:style-name="P11"><text:span text:style-name="T11"/></text:p>
      <text:h text:style-name="P62" text:outline-level="2"><text:span text:style-name="T4">Update Data</text:span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7"><text:span text:style-name="T39">UPDATE table_name</text:span></text:p>
            <text:p text:style-name="P37"><text:span text:style-name="T39">SET column1 = value1, column2 = value2, …, columnn = valuen</text:span></text:p>
            <text:p text:style-name="P37"><text:span text:style-name="T39">WHERE </text:span><text:span text:style-name="T40">column = value</text:span></text:p>
          </table:table-cell>
        </table:table-row>
      </table:table>
      <text:p text:style-name="Text_20_body"><text:span text:style-name="T4"/></text:p>
      <text:p text:style-name="P12"><text:span text:style-name="T41">Update table records given some criteri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8"><text:span text:style-name="T39">UPDATE </text:span><text:span text:style-name="T42">Gamers</text:span></text:p>
            <text:p text:style-name="P38"><text:span text:style-name="T39">SET </text:span><text:span text:style-name="T42">is_active = FALSE</text:span></text:p>
            <text:p text:style-name="P38"><text:span text:style-name="T39">WHERE </text:span><text:span text:style-name="T42">last_play_date &lt; </text:span><text:span text:style-name="T43">'</text:span><text:span text:style-name="T42">2013-01-01</text:span><text:span text:style-name="T43">'</text:span></text:p>
          </table:table-cell>
        </table:table-row>
      </table:table>
      <text:p text:style-name="P12"><text:span text:style-name="T41"/></text:p>
      <text:p text:style-name="P12"><text:span text:style-name="T41"/></text:p>
      <text:h text:style-name="Heading_20_2" text:outline-level="2"><text:span text:style-name="T4">Delete Data</text:span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0"><text:span text:style-name="T48">DELETE FROM</text:span><text:span text:style-name="T39"> </text:span><text:span text:style-name="T48">Products</text:span></text:p>
            <text:p text:style-name="P40"><text:span text:style-name="T39">WHERE </text:span><text:span text:style-name="T49">inactive</text:span><text:span text:style-name="T43"> </text:span><text:span text:style-name="T49">= TRUE</text:span></text:p>
          </table:table-cell>
        </table:table-row>
      </table:table>
      <text:p text:style-name="Text_20_body"><text:span text:style-name="T4"/></text:p>
      <text:p text:style-name="P14"><text:span text:style-name="T50">Remove data from a table, given some criteria.</text:span></text:p>
      <text:h text:style-name="Heading_20_2" text:outline-level="2"><text:soft-page-break/><text:span text:style-name="T4"/></text:h>
      <text:h text:style-name="Heading_20_2" text:outline-level="2"><text:span text:style-name="T4">Select Data</text:span></text:h>
      <text:p text:style-name="P15"><text:span text:style-name="T52">Select everything from one table: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"><text:span text:style-name="T51">SELECT * </text:span><text:span text:style-name="T55">FROM Table</text:span></text:p>
          </table:table-cell>
          <table:table-cell table:style-name="Table13.B1" office:value-type="string">
            <text:p text:style-name="P48"><text:span text:style-name="T61">SELECT * FROM Products</text:span></text:p>
          </table:table-cell>
        </table:table-row>
      </table:table>
      <text:p text:style-name="P15"><text:span text:style-name="T52"/></text:p>
      <text:p text:style-name="P15"><text:span text:style-name="T52">Select all records, but only some columns, from one table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1"><text:span text:style-name="T51">SELECT </text:span></text:p>
            <text:p text:style-name="P41"><text:span text:style-name="T51"><text:tab/>column1, column2, …, columnn</text:span></text:p>
            <text:p text:style-name="P41"><text:span text:style-name="T51">FROM Table</text:span></text:p>
          </table:table-cell>
          <table:table-cell table:style-name="Table12.B1" office:value-type="string">
            <text:p text:style-name="P47"><text:span text:style-name="T60">SELECT</text:span></text:p>
            <text:p text:style-name="P47"><text:span text:style-name="T60"><text:tab/>first_name, last_name</text:span></text:p>
            <text:p text:style-name="P47"><text:span text:style-name="T60">FROM Students</text:span></text:p>
          </table:table-cell>
        </table:table-row>
      </table:table>
      <text:p text:style-name="Text_20_body"><text:span text:style-name="T4"/></text:p>
      <text:p text:style-name="P16"><text:span text:style-name="T53">Select records that meet the criteria, and only certain columns, from one tabl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3"><text:span text:style-name="T51">SELECT </text:span></text:p>
            <text:p text:style-name="P43"><text:span text:style-name="T51"><text:tab/>column1, column2, …, columnn</text:span></text:p>
            <text:p text:style-name="P43"><text:span text:style-name="T51">FROM Table</text:span></text:p>
            <text:p text:style-name="P43"><text:span text:style-name="T56">WHERE column = value</text:span></text:p>
          </table:table-cell>
          <table:table-cell table:style-name="Table14.B1" office:value-type="string">
            <text:p text:style-name="P46"><text:span text:style-name="T59">SELECT username</text:span></text:p>
            <text:p text:style-name="P46"><text:span text:style-name="T59">FROM Accounts</text:span></text:p>
            <text:p text:style-name="P46"><text:span text:style-name="T59">WHERE expired = TRUE</text:span></text:p>
          </table:table-cell>
        </table:table-row>
      </table:table>
      <text:p text:style-name="P16"><text:span text:style-name="T53"/></text:p>
      <text:p text:style-name="P17"><text:span text:style-name="T54">Select records across multiple tables: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4"><text:span text:style-name="T51">SELECT </text:span></text:p>
            <text:p text:style-name="P49"><text:span text:style-name="T51"><text:tab/></text:span><text:span text:style-name="T57">Table1.</text:span><text:span text:style-name="T51">column1, </text:span><text:span text:style-name="T57">Table1.</text:span><text:span text:style-name="T51">column2, </text:span></text:p>
            <text:p text:style-name="P49"><text:span text:style-name="T51"><text:tab/></text:span><text:span text:style-name="T57">Table2.column1, Table2.column2</text:span></text:p>
            <text:p text:style-name="P50"><text:span text:style-name="T62">FROM Table1</text:span></text:p>
            <text:p text:style-name="P45"><text:span text:style-name="T62">INNER </text:span><text:span text:style-name="T58">JOIN </text:span><text:span text:style-name="T62">Table2</text:span></text:p>
            <text:p text:style-name="P50"><text:span text:style-name="T62">ON Table1.table2_id = Tabel2.table2_id</text:span></text:p>
          </table:table-cell>
          <table:table-cell table:style-name="Table15.B1" office:value-type="string">
            <text:p text:style-name="P51"><text:span text:style-name="T63">SELECT</text:span></text:p>
            <text:p text:style-name="P51"><text:span text:style-name="T63"><text:tab/>Course.title,</text:span></text:p>
            <text:p text:style-name="P51"><text:span text:style-name="T63"><text:tab/>Teacher.name</text:span></text:p>
            <text:p text:style-name="P51"><text:span text:style-name="T63">FROM Course</text:span></text:p>
            <text:p text:style-name="P51"><text:span text:style-name="T63">INNER JOIN Teacher</text:span></text:p>
            <text:p text:style-name="P51"><text:span text:style-name="T63">ON Course.teacher_id = Teacher.teacher_id</text:span></text:p>
          </table:table-cell>
        </table:table-row>
      </table:table>
      <text:p text:style-name="Text_20_body"><text:span text:style-name="T4"/></text:p>
      <text:h text:style-name="Heading_20_3" text:outline-level="3"><text:span text:style-name="T64">Types of Joins</text:span></text:h>
      <text:p text:style-name="P18"><text:span text:style-name="T65">See </text:span><text:a xlink:type="simple" xlink:href="http://www.codinghorror.com/blog/2007/10/a-visual-explanation-of-sql-joins.html"><text:span text:style-name="T65">http://www.codinghorror.com/blog/2007/10/a-visual-explanation-of-sql-joins.html</text:span></text:a><text:span text:style-name="T65"> for more information. Since this class covers a lot of topics, let's just stick to INNER JOINS, unless something else is specifically needed.</text:span></text:p>
      <text:p text:style-name="P26"><text:span text:style-name="T65"/></text:p>
      <text:h text:style-name="P64" text:outline-level="1"><text:span text:style-name="T47">Handy Functions</text:span></text:h>
      <text:h text:style-name="Heading_20_2" text:outline-level="2"><text:span text:style-name="T47">Get the current date / time</text:span></text:h>
      <text:p text:style-name="P13"><text:span text:style-name="T47">You can use </text:span><text:span text:style-name="T14">NOW()</text:span><text:span text:style-name="T47"> to get the current datetime, </text:span><text:span text:style-name="T14">CURDATE()</text:span><text:span text:style-name="T47"> to get the current date, and </text:span><text:span text:style-name="T14">CURTIME()</text:span><text:span text:style-name="T47"> to get the current time.</text:span></text:p>
      <text:h text:style-name="Heading_20_2" text:outline-level="2"><text:span text:style-name="T66">Absolute Value</text:span></text:h>
      <text:p text:style-name="P19"><text:span text:style-name="T66">ABS( value )</text:span></text:p>
      <text:h text:style-name="Heading_20_2" text:outline-level="2"><text:span text:style-name="T67">Rounding</text:span></text:h>
      <text:p text:style-name="P20"><text:span text:style-name="T67">ROUND( 9.5 ) </text:span><text:span text:style-name="T68">= 10</text:span></text:p>
      <text:p text:style-name="P21"><text:span text:style-name="T68">ROUND( 9.4 ) = 9</text:span></text:p>
      <text:p text:style-name="P20"><text:span text:style-name="T67"/></text:p>
      <text:p text:style-name="P22"><text:span text:style-name="T69">There are many handy functions</text:span></text:p>
      <text:p text:style-name="P22"><text:span text:style-name="T69"/></text:p>
      <text:h text:style-name="Heading_20_1" text:outline-level="1"><text:span text:style-name="T69">Other Resources</text:span></text:h>
      <text:p text:style-name="P22"><text:span text:style-name="T69">MySQL Cheat Sheet from addedbytes:<text:line-break/></text:span><text:a xlink:type="simple" xlink:href="http://www.addedbytes.com/cheat-sheets/mysql-cheat-sheet/"><text:span text:style-name="T69">http://www.addedbytes.com/cheat-sheets/mysql-cheat-sheet/</text:span></text:a></text:p>
      <text:p text:style-name="P23"><text:span text:style-name="T70">tizag tutorials:<text:line-break/></text:span><text:a xlink:type="simple" xlink:href="http://www.tizag.com/mysqlTutorial/"><text:span text:style-name="T70">http://www.tizag.com/mysqlTutorial/</text:span></text:a></text:p>
      <text:p text:style-name="P23"><text:span text:style-name="T70">w3schools tutorials:<text:line-break/></text:span><text:a xlink:type="simple" xlink:href="http://www.w3schools.com/sql/"><text:span text:style-name="T70">http://www.w3schools.com/sql/</text:span></text:a><text:span text:style-name="T70"> </text:span></text:p>
      <text:p text:style-name="P24"><text:span text:style-name="T71">MySQL Documntation<text:line-break/></text:span><text:a xlink:type="simple" xlink:href="http://dev.mysql.com/doc/"><text:span text:style-name="T71">http://dev.mysql.com/doc/</text:span></text:a></text:p>
      <text:p text:style-name="P24"><text:span text:style-name="T71"/></text:p>
      <text:p text:style-name="P24"><text:span text:style-name="T71"/></text:p>
      <text:p text:style-name="P23"><text:span text:style-name="T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FreeSans" svg:font-family="FreeSans" style:font-family-generic="roman"/>
    <style:font-face style:name="Liberation Serif" svg:font-family="'Liberation Serif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nsola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2323dc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4c4c4c"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631dd"/>
    </style:style>
    <style:style style:name="MP2" style:family="paragraph" style:parent-style-name="Header">
      <style:text-properties officeooo:rsid="000631dd" officeooo:paragraph-rsid="0029c1d2"/>
    </style:style>
    <style:style style:name="MP3" style:family="paragraph" style:parent-style-name="Footer">
      <style:text-properties fo:font-size="8pt" officeooo:rsid="000643cb" officeooo:paragraph-rsid="000643cb" style:font-size-asian="8pt" style:font-size-complex="8pt"/>
    </style:style>
    <style:style style:name="MP4" style:family="paragraph" style:parent-style-name="Standard">
      <style:text-properties style:font-name="Liberation Serif" fo:font-size="8pt" fo:font-style="normal" fo:font-weight="normal" officeooo:rsid="000643cb" style:font-size-asian="8pt" style:font-style-asian="normal" style:font-weight-asian="normal" style:font-size-complex="8pt"/>
    </style:style>
    <style:style style:name="MT1" style:family="text">
      <style:text-properties officeooo:rsid="000631dd"/>
    </style:style>
    <style:style style:name="MT2" style:family="text">
      <style:text-properties officeooo:rsid="0005ded0"/>
    </style:style>
    <style:style style:name="MT3" style:family="text">
      <style:text-properties officeooo:rsid="0029c1d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/IT 490 WD Web Development</text:span><text:tab/><text:tab/><text:span text:style-name="MT2">Page </text:span><text:span text:style-name="MT2"><text:page-number text:select-page="current">4</text:page-number></text:span><text:span text:style-name="MT2"> of </text:span><text:span text:style-name="MT2"><text:page-count>5</text:page-count></text:span></text:p>
        <text:p text:style-name="MP2"><text:span text:style-name="MT3">MySQL Queries</text:span></text:p>
      </style:header>
      <style:footer>
        <text:p text:style-name="MP3">Last edited 2013-10-15<text:tab/><text:tab/></text:p>
        <text:p text:style-name="MP4">Written by Rachel J. Morris, Creative Commons Attribution-NonCommercial-ShareAlike 3.0 Unported Licen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01:12:26.21</meta:creation-date>
    <dc:title>Page Numbers</dc:title>
    <meta:editing-duration>PT1H8M24S</meta:editing-duration>
    <meta:editing-cycles>118</meta:editing-cycles>
    <meta:generator>LibreOffice/4.0.5.2$Windows_x86 LibreOffice_project/5464147a081647a250913f19c0715bca595af2f</meta:generator>
    <dc:date>2013-10-17T13:24:13.62</dc:date>
    <meta:document-statistic meta:table-count="15" meta:image-count="0" meta:object-count="0" meta:page-count="5" meta:paragraph-count="122" meta:word-count="577" meta:character-count="3740" meta:non-whitespace-character-count="3257"/>
    <meta:template xlink:type="simple" xlink:actuate="onRequest" xlink:title="Page Numbers" xlink:href="../../../../../../../../../Users/moosader/AppData/Roaming/LibreOffice/4/user/template/Page%20Numbers.ott" meta:date="2013-10-15T01:12:26.09"/>
  </office:meta>
</office:document-meta>
</file>